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201000005DC00000614AAC1F9432EA0615A.png" manifest:media-type="image/png"/>
  <manifest:file-entry manifest:full-path="Pictures/100000000000048500000230C654F66885384E8B.jpg" manifest:media-type="image/jpeg"/>
  <manifest:file-entry manifest:full-path="Pictures/1000020100000050000000446762EF284964E802.png" manifest:media-type="image/png"/>
  <manifest:file-entry manifest:full-path="Pictures/10000201000000400000004034D956DA208AF97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2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6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3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3.75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solid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4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5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E N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12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6.789cm" svg:height="0.806cm" svg:x="19.287cm" svg:y="18.999cm">
          <draw:text-box>
            <text:p><text:span text:style-name="T5">Mini Extruder Fan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19" draw:text-style-name="P9" draw:layer="measurelines" svg:width="4.117cm" svg:height="0.526cm" svg:x="18.786cm" svg:y="20.251cm">
          <draw:text-box>
            <text:p><text:span text:style-name="T7">extruder_fan_harness.odg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10" draw:layer="layout" svg:width="4.206cm" svg:height="1.433cm" svg:x="20.861cm" svg:y="8.863cm">
          <draw:text-box>
            <text:p><text:span text:style-name="T8">2x </text:span></text:p>
            <text:p><text:span text:style-name="T8">[EL-MS0205]</text:span></text:p>
            <text:p><text:span text:style-name="T8">Male Molex Pin</text:span></text:p>
          </draw:text-box>
        </draw:frame>
        <draw:frame draw:style-name="gr21" draw:text-style-name="P1" draw:layer="layout" svg:width="1.106cm" svg:height="1.106cm" svg:x="19.837cm" svg:y="9.092cm">
          <draw:image xlink:href="Pictures/10000201000000400000004034D956DA208AF979.png" xlink:type="simple" xlink:show="embed" xlink:actuate="onLoad">
            <text:p/>
          </draw:image>
        </draw:frame>
        <draw:frame draw:style-name="gr21" draw:text-style-name="P1" draw:layer="layout" svg:width="2.116cm" svg:height="1.798cm" svg:x="6.799cm" svg:y="8.781cm">
          <draw:image xlink:href="Pictures/1000020100000050000000446762EF284964E802.png" xlink:type="simple" xlink:show="embed" xlink:actuate="onLoad">
            <text:p/>
          </draw:image>
        </draw:frame>
        <draw:frame draw:style-name="gr22" draw:text-style-name="P12" draw:layer="layout" svg:width="3.029cm" svg:height="0.683cm" svg:x="13.047cm" svg:y="9.411cm">
          <draw:text-box>
            <text:p text:style-name="P11"><text:span text:style-name="T9">Length = 135mm</text:span></text:p>
          </draw:text-box>
        </draw:frame>
        <draw:line draw:style-name="gr23" draw:text-style-name="P1" draw:layer="layout" svg:x1="19.76cm" svg:y1="9.312cm" svg:x2="9.159cm" svg:y2="9.312cm">
          <text:p/>
        </draw:line>
        <draw:line draw:style-name="gr24" draw:text-style-name="P1" draw:layer="layout" svg:x1="19.704cm" svg:y1="10.012cm" svg:x2="9.163cm" svg:y2="10.012cm">
          <text:p/>
        </draw:line>
        <draw:frame draw:style-name="gr25" draw:text-style-name="P13" draw:layer="layout" svg:width="4.253cm" svg:height="1.039cm" svg:x="2.969cm" svg:y="9.145cm">
          <draw:text-box>
            <text:p><text:span text:style-name="T10">1x [</text:span><text:span text:style-name="T11">EL-FA0032</text:span><text:span text:style-name="T10">]</text:span></text:p>
            <text:p><text:span text:style-name="T10">40x10 24v Extruder Fan</text:span></text:p>
          </draw:text-box>
        </draw:frame>
        <draw:frame draw:style-name="gr26" draw:text-style-name="P14" draw:layer="layout" svg:width="2.305cm" svg:height="0.771cm" svg:x="14.759cm" svg:y="16.781cm">
          <draw:text-box>
            <text:p><text:span text:style-name="T12">Gladiola</text:span></text:p>
          </draw:text-box>
        </draw:frame>
        <draw:frame draw:style-name="gr27" draw:text-style-name="P4" draw:layer="layout" svg:width="2.161cm" svg:height="0.607cm" svg:x="16.127cm" svg:y="19.012cm">
          <draw:text-box>
            <text:p><text:span text:style-name="T3">09/XX/2016</text:span></text:p>
          </draw:text-box>
        </draw:frame>
        <draw:frame draw:style-name="gr21" draw:text-style-name="P1" draw:layer="layout" svg:width="3.404cm" svg:height="1.651cm" svg:x="20.718cm" svg:y="16.787cm">
          <draw:image xlink:href="Pictures/100000000000048500000230C654F66885384E8B.jpg" xlink:type="simple" xlink:show="embed" xlink:actuate="onLoad">
            <text:p/>
          </draw:image>
        </draw:frame>
        <draw:frame draw:style-name="gr2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21" draw:text-style-name="P1" draw:layer="layout" svg:width="1.651cm" svg:height="1.702cm" svg:x="24.999cm" svg:y="16.788cm">
          <draw:image xlink:href="Pictures/10000201000005DC00000614AAC1F9432EA0615A.png" xlink:type="simple" xlink:show="embed" xlink:actuate="onLoad">
            <text:p/>
          </draw:image>
        </draw:frame>
        <draw:frame draw:style-name="gr28" draw:text-style-name="P5" draw:layer="layout" svg:width="1.958cm" svg:height="0.683cm" svg:x="18.13cm" svg:y="8.826cm">
          <draw:text-box>
            <text:p><text:span text:style-name="T4">Strip 4mm</text:span></text:p>
          </draw:text-box>
        </draw:frame>
        <draw:frame draw:style-name="gr29" draw:text-style-name="P15" draw:layer="layout" svg:width="3.808cm" svg:height="0.962cm" svg:x="13.997cm" svg:y="19.815cm">
          <draw:text-box>
            <text:p>EL-HR0??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12T10:26:46.429664627</dc:date>
    <meta:editing-duration>P18DT8H8M31S</meta:editing-duration>
    <meta:editing-cycles>314</meta:editing-cycles>
    <meta:generator>LibreOffice/5.0.4.2$Linux_X86_64 LibreOffice_project/2b9802c1994aa0b7dc6079e128979269cf95bc78</meta:generator>
    <meta:print-date>2016-04-14T14:18:43.006035244</meta:print-date>
    <dc:creator>Aleph User</dc:creator>
    <meta:document-statistic meta:object-count="42"/>
  </office:meta>
</office:document-meta>
</file>